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6d6d" draw:textarea-horizontal-align="justify" draw:textarea-vertical-align="middle" draw:auto-grow-height="false" fo:min-height="1.024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.8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1.7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.4cm"/>
    </style:style>
    <style:style style:name="gr9" style:family="graphic" style:parent-style-name="standard">
      <style:graphic-properties draw:fill="solid" draw:fill-color="#ff6d6d" draw:textarea-horizontal-align="justify" draw:textarea-vertical-align="middle" draw:auto-grow-height="false" fo:min-height="1.024cm" fo:min-width="1.268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11" style:family="graphic" style:parent-style-name="standard">
      <style:graphic-properties draw:fill="solid" draw:fill-color="#5983b0" draw:textarea-horizontal-align="justify" draw:textarea-vertical-align="middle" draw:auto-grow-height="false" fo:min-height="1.2cm" fo:min-width="0.8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fill="solid" draw:fill-color="#5983b0" draw:textarea-horizontal-align="justify" draw:textarea-vertical-align="middle" draw:auto-grow-height="false" fo:min-height="1.2cm" fo:min-width="1.3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gr19" style:family="graphic" style:parent-style-name="standard">
      <style:graphic-properties draw:textarea-horizontal-align="justify" draw:textarea-vertical-align="middle" draw:auto-grow-height="false" fo:min-height="0.85cm" fo:min-width="3.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/>
    </style:style>
    <style:style style:name="P3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solid" draw:fill-color="#5983b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P9" style:family="paragraph">
      <loext:graphic-properties draw:fill="none"/>
      <style:paragraph-properties fo:text-align="center"/>
      <style:text-properties style:text-position="-33% 58%"/>
    </style:style>
    <style:style style:name="P10" style:family="paragraph">
      <style:paragraph-properties fo:text-align="center"/>
      <style:text-properties style:text-position="-33% 58%"/>
    </style:style>
    <style:style style:name="P11" style:family="paragraph">
      <style:paragraph-properties fo:text-align="center"/>
      <style:text-properties style:text-position="0% 100%"/>
    </style:style>
    <style:style style:name="P12" style:family="paragraph">
      <loext:graphic-properties draw:fill="none"/>
      <style:paragraph-properties fo:text-align="center"/>
      <style:text-properties style:text-position="0% 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4cm" svg:height="1.8cm" svg:x="10.3cm" svg:y="15.1cm">
          <text:p text:style-name="P1">Asse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4" draw:id="id4" draw:layer="layout" svg:width="5.1cm" svg:height="1.1cm" svg:x="1.7cm" svg:y="13cm">
          <text:p text:style-name="P1">Software ver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2.3cm" svg:height="1.2cm" svg:x="7cm" svg:y="11.4cm">
          <text:p text:style-name="P1">Cre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2.5cm" svg:height="1cm" svg:x="3.7cm" svg:y="15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2.2cm" svg:height="1.1cm" svg:x="10.5cm" svg:y="11.3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2.8cm" svg:height="1.2cm" svg:x="7.6cm" svg:y="18.4cm">
          <text:p text:style-name="P4"><text:span text:style-name="T1">Asset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4cm" svg:height="1.8cm" svg:x="25.9cm" svg:y="15.2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3.8cm" svg:height="1.2cm" svg:x="27.4cm" svg:y="9.8cm">
          <text:p text:style-name="P1">Passw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" draw:id="id10" draw:layer="layout" svg:width="2.3cm" svg:height="1.2cm" svg:x="30.3cm" svg:y="12.6cm">
          <text:p text:style-name="P1">Em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8" draw:id="id8" draw:layer="layout" svg:width="2.5cm" svg:height="1cm" svg:x="25cm" svg:y="12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2.2cm" svg:height="1.1cm" svg:x="29.8cm" svg:y="16.3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2.2cm" svg:height="1.1cm" svg:x="30.7cm" svg:y="14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4" xml:id="id13" draw:id="id13" draw:layer="layout" svg:width="2.9cm" svg:height="1.2cm" svg:x="28.8cm" svg:y="18.3cm">
          <text:p text:style-name="P4"><text:span text:style-name="T1">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7" draw:id="id17" draw:layer="layout" svg:width="2.5cm" svg:height="1.8cm" svg:x="17.4cm" svg:y="26.6cm">
          <text:p text:style-name="P1">Pro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3.5cm" svg:height="1.1cm" svg:x="19.6cm" svg:y="31.2cm">
          <text:p text:style-name="P1">Descri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0" draw:id="id20" draw:layer="layout" svg:width="2.3cm" svg:height="1.2cm" svg:x="14.7cm" svg:y="30.2cm">
          <text:p text:style-name="P5"><text:span text:style-name="T2">Cre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8" draw:id="id18" draw:layer="layout" svg:width="2.5cm" svg:height="1cm" svg:x="12.9cm" svg:y="26.9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5" draw:text-style-name="P1" xml:id="id23" draw:id="id23" draw:layer="layout" svg:width="2.2cm" svg:height="1.1cm" svg:x="23.5cm" svg:y="26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4" xml:id="id22" draw:id="id22" draw:layer="layout" svg:width="2.9cm" svg:height="1.2cm" svg:x="21.7cm" svg:y="29.3cm">
          <text:p text:style-name="P4"><text:span text:style-name="T1">ProjectI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2.5cm" svg:height="1cm" svg:x="13.4cm" svg:y="28.4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1" draw:text-style-name="P6" xml:id="id14" draw:id="id14" draw:layer="layout" svg:width="2.6cm" svg:height="2.9cm" svg:x="12.1cm" svg:y="20.5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xml:id="id15" draw:id="id15" draw:layer="layout" svg:width="3cm" svg:height="1cm" svg:x="7.1cm" svg:y="21.6cm">
          <text:p text:style-name="P3"><text:span text:style-name="T3">ProjectID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6" draw:id="id16" draw:layer="layout" svg:width="2.9cm" svg:height="1.2cm" svg:x="8.2cm" svg:y="23.4cm">
          <text:p text:style-name="P3"><text:span text:style-name="T3">AssetI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10.651cm" svg:y1="16.637cm" svg:x2="9cm" svg:y2="18.4cm" draw:start-shape="id1" draw:start-glue-point="7" draw:end-shape="id2" draw:end-glue-point="0" svg:d="M10651 16637l-1651 1763" svg:viewBox="0 0 1652 1764">
          <text:p/>
        </draw:connector>
        <draw:connector draw:style-name="gr13" draw:text-style-name="P7" draw:layer="layout" draw:type="line" svg:x1="10.3cm" svg:y1="16cm" svg:x2="6.2cm" svg:y2="15.5cm" draw:start-shape="id1" draw:start-glue-point="6" draw:end-shape="id3" draw:end-glue-point="1" svg:d="M10300 16000l-4100-500" svg:viewBox="0 0 4101 501">
          <text:p/>
        </draw:connector>
        <draw:connector draw:style-name="gr13" draw:text-style-name="P7" draw:layer="layout" draw:type="line" svg:x1="10.651cm" svg:y1="15.363cm" svg:x2="4.25cm" svg:y2="14.1cm" draw:start-shape="id1" draw:start-glue-point="5" draw:end-shape="id4" draw:end-glue-point="2" svg:d="M10651 15363l-6401-1263" svg:viewBox="0 0 6402 1264">
          <text:p/>
        </draw:connector>
        <draw:connector draw:style-name="gr13" draw:text-style-name="P7" draw:layer="layout" draw:type="line" svg:x1="11.5cm" svg:y1="15.1cm" svg:x2="8.15cm" svg:y2="12.6cm" draw:start-shape="id1" draw:start-glue-point="4" draw:end-shape="id5" draw:end-glue-point="2" svg:d="M11500 15100l-3350-2500" svg:viewBox="0 0 3351 2501">
          <text:p/>
        </draw:connector>
        <draw:connector draw:style-name="gr13" draw:text-style-name="P7" draw:layer="layout" draw:type="line" svg:x1="12.349cm" svg:y1="15.363cm" svg:x2="11.6cm" svg:y2="12.4cm" draw:start-shape="id1" draw:start-glue-point="11" draw:end-shape="id6" draw:end-glue-point="2" svg:d="M12349 15363l-749-2963" svg:viewBox="0 0 750 2964">
          <text:p/>
        </draw:connector>
        <draw:connector draw:style-name="gr13" draw:text-style-name="P7" draw:layer="layout" draw:type="line" svg:x1="26.251cm" svg:y1="15.463cm" svg:x2="26.25cm" svg:y2="13cm" draw:start-shape="id7" draw:start-glue-point="5" draw:end-shape="id8" draw:end-glue-point="2" svg:d="M26251 15463l-1-2463" svg:viewBox="0 0 2 2464">
          <text:p/>
        </draw:connector>
        <draw:connector draw:style-name="gr13" draw:text-style-name="P7" draw:layer="layout" draw:type="line" svg:x1="27.1cm" svg:y1="15.2cm" svg:x2="29.3cm" svg:y2="11cm" draw:start-shape="id7" draw:start-glue-point="4" draw:end-shape="id9" draw:end-glue-point="2" svg:d="M27100 15200l2200-4200" svg:viewBox="0 0 2201 4201">
          <text:p/>
        </draw:connector>
        <draw:connector draw:style-name="gr13" draw:text-style-name="P7" draw:layer="layout" draw:type="line" svg:x1="27.1cm" svg:y1="15.2cm" svg:x2="30.3cm" svg:y2="13.2cm" draw:start-shape="id7" draw:start-glue-point="4" draw:end-shape="id10" draw:end-glue-point="3" svg:d="M27100 15200l3200-2000" svg:viewBox="0 0 3201 2001">
          <text:p/>
        </draw:connector>
        <draw:connector draw:style-name="gr13" draw:text-style-name="P7" draw:layer="layout" draw:type="line" svg:x1="27.949cm" svg:y1="15.463cm" svg:x2="30.7cm" svg:y2="15.15cm" draw:start-shape="id7" draw:start-glue-point="11" draw:end-shape="id11" draw:end-glue-point="3" svg:d="M27949 15463l2751-313" svg:viewBox="0 0 2752 314">
          <text:p/>
        </draw:connector>
        <draw:connector draw:style-name="gr13" draw:text-style-name="P7" draw:layer="layout" draw:type="line" svg:x1="28.3cm" svg:y1="16.1cm" svg:x2="29.8cm" svg:y2="16.85cm" draw:start-shape="id7" draw:start-glue-point="10" draw:end-shape="id12" draw:end-glue-point="3" svg:d="M28300 16100l1500 750" svg:viewBox="0 0 1501 751">
          <text:p/>
        </draw:connector>
        <draw:connector draw:style-name="gr13" draw:text-style-name="P7" draw:layer="layout" draw:type="line" svg:x1="27.949cm" svg:y1="16.737cm" svg:x2="30.25cm" svg:y2="18.3cm" draw:start-shape="id7" draw:start-glue-point="9" draw:end-shape="id13" draw:end-glue-point="0" svg:d="M27949 16737l2301 1563" svg:viewBox="0 0 2302 1564">
          <text:p/>
        </draw:connector>
        <draw:connector draw:style-name="gr13" draw:text-style-name="P7" draw:layer="layout" draw:type="line" svg:x1="12.1cm" svg:y1="21.95cm" svg:x2="10.1cm" svg:y2="22.1cm" draw:start-shape="id14" draw:start-glue-point="5" draw:end-shape="id15" draw:end-glue-point="1" svg:d="M12100 21950l-2000 150" svg:viewBox="0 0 2001 151">
          <text:p/>
        </draw:connector>
        <draw:connector draw:style-name="gr13" draw:text-style-name="P7" draw:layer="layout" draw:type="line" svg:x1="12.1cm" svg:y1="21.95cm" svg:x2="11.1cm" svg:y2="24cm" draw:start-shape="id14" draw:start-glue-point="5" draw:end-shape="id16" draw:end-glue-point="1" svg:d="M12100 21950l-1000 2050" svg:viewBox="0 0 1001 2051">
          <text:p/>
        </draw:connector>
        <draw:connector draw:style-name="gr13" draw:text-style-name="P7" draw:layer="layout" draw:type="line" svg:x1="17.4cm" svg:y1="27.5cm" svg:x2="15.4cm" svg:y2="27.4cm" draw:start-shape="id17" draw:start-glue-point="6" draw:end-shape="id18" draw:end-glue-point="1" svg:d="M17400 27500l-2000-100" svg:viewBox="0 0 2001 101">
          <text:p/>
        </draw:connector>
        <draw:connector draw:style-name="gr13" draw:text-style-name="P7" draw:layer="layout" draw:type="line" svg:x1="17.766cm" svg:y1="28.137cm" svg:x2="15.9cm" svg:y2="28.9cm" draw:start-shape="id17" draw:start-glue-point="7" draw:end-shape="id19" draw:end-glue-point="1" svg:d="M17766 28137l-1866 763" svg:viewBox="0 0 1867 764">
          <text:p/>
        </draw:connector>
        <draw:connector draw:style-name="gr13" draw:text-style-name="P7" draw:layer="layout" draw:type="line" svg:x1="18.65cm" svg:y1="28.4cm" svg:x2="15.85cm" svg:y2="30.2cm" draw:start-shape="id17" draw:start-glue-point="8" draw:end-shape="id20" draw:end-glue-point="0" svg:d="M18650 28400l-2800 1800" svg:viewBox="0 0 2801 1801">
          <text:p/>
        </draw:connector>
        <draw:connector draw:style-name="gr13" draw:text-style-name="P7" draw:layer="layout" draw:type="line" svg:x1="19.534cm" svg:y1="28.137cm" svg:x2="21.35cm" svg:y2="31.2cm" draw:start-shape="id17" draw:start-glue-point="9" draw:end-shape="id21" draw:end-glue-point="0" svg:d="M19534 28137l1816 3063" svg:viewBox="0 0 1817 3064">
          <text:p/>
        </draw:connector>
        <draw:connector draw:style-name="gr13" draw:text-style-name="P7" draw:layer="layout" draw:type="line" svg:x1="19.9cm" svg:y1="27.5cm" svg:x2="21.7cm" svg:y2="29.9cm" draw:start-shape="id17" draw:start-glue-point="10" draw:end-shape="id22" draw:end-glue-point="3" svg:d="M19900 27500l1800 2400" svg:viewBox="0 0 1801 2401">
          <text:p/>
        </draw:connector>
        <draw:connector draw:style-name="gr13" draw:text-style-name="P7" draw:layer="layout" draw:type="line" svg:x1="19.534cm" svg:y1="26.863cm" svg:x2="23.5cm" svg:y2="27.15cm" draw:start-shape="id17" draw:start-glue-point="11" draw:end-shape="id23" draw:end-glue-point="3" svg:d="M19534 26863l3966 287" svg:viewBox="0 0 3967 288">
          <text:p/>
        </draw:connector>
        <draw:custom-shape draw:style-name="gr11" draw:text-style-name="P6" xml:id="id24" draw:id="id24" draw:layer="layout" svg:width="2.6cm" svg:height="2.9cm" svg:x="25.1cm" svg:y="21.1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xml:id="id25" draw:id="id25" draw:layer="layout" svg:width="3cm" svg:height="1cm" svg:x="29.7cm" svg:y="22.4cm">
          <text:p text:style-name="P3"><text:span text:style-name="T3">ProjectID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6" draw:id="id26" draw:layer="layout" svg:width="2.9cm" svg:height="1.2cm" svg:x="29cm" svg:y="24.6cm">
          <text:p text:style-name="P3"><text:span text:style-name="T3">UserI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27.7cm" svg:y1="22.55cm" svg:x2="29.7cm" svg:y2="22.9cm" draw:start-shape="id24" draw:start-glue-point="7" draw:end-shape="id25" draw:end-glue-point="3" svg:d="M27700 22550l2000 350" svg:viewBox="0 0 2001 351">
          <text:p/>
        </draw:connector>
        <draw:connector draw:style-name="gr13" draw:text-style-name="P7" draw:layer="layout" draw:type="line" svg:x1="27.7cm" svg:y1="22.55cm" svg:x2="30.45cm" svg:y2="24.6cm" draw:start-shape="id24" draw:start-glue-point="7" draw:end-shape="id26" draw:end-glue-point="0" svg:d="M27700 22550l2750 2050" svg:viewBox="0 0 2751 2051">
          <text:p/>
        </draw:connector>
        <draw:connector draw:style-name="gr14" draw:text-style-name="P7" draw:layer="layout" draw:type="lines" draw:line-skew="-0.099cm" svg:x1="13.4cm" svg:y1="20.5cm" svg:x2="11.5cm" svg:y2="16.9cm" draw:start-shape="id14" draw:start-glue-point="4" draw:end-shape="id1" draw:end-glue-point="8" svg:d="M13400 20500v-600l-1900-2500v-500" svg:viewBox="0 0 1901 3601">
          <text:p text:style-name="P1"/>
          <text:p text:style-name="P1"/>
          <text:p text:style-name="P1">N</text:p>
        </draw:connector>
        <draw:connector draw:style-name="gr14" draw:text-style-name="P7" draw:layer="layout" draw:type="lines" svg:x1="13.4cm" svg:y1="23.4cm" svg:x2="17.766cm" svg:y2="26.863cm" draw:start-shape="id14" draw:start-glue-point="6" draw:end-shape="id17" draw:end-glue-point="5" svg:d="M13400 23400v502l4366 2197v764" svg:viewBox="0 0 4367 3464">
          <text:p text:style-name="P1"/>
          <text:p text:style-name="P1"/>
          <text:p text:style-name="P1">N</text:p>
        </draw:connector>
        <draw:connector draw:style-name="gr14" draw:text-style-name="P7" draw:layer="layout" draw:type="lines" svg:x1="26.4cm" svg:y1="24cm" svg:x2="18.65cm" svg:y2="26.6cm" draw:start-shape="id24" draw:start-glue-point="6" draw:end-shape="id17" draw:end-glue-point="4" svg:d="M26400 24000v502l-7750 1597v501" svg:viewBox="0 0 7751 2601">
          <text:p text:style-name="P1"/>
          <text:p text:style-name="P1"><text:tab/>N</text:p>
        </draw:connector>
        <draw:connector draw:style-name="gr14" draw:text-style-name="P7" draw:layer="layout" draw:type="lines" svg:x1="27.1cm" svg:y1="17cm" svg:x2="26.4cm" svg:y2="21.1cm" draw:start-shape="id7" draw:start-glue-point="8" draw:end-shape="id24" draw:end-glue-point="4" svg:d="M27100 17000v500l-700 3099v501" svg:viewBox="0 0 701 4101">
          <text:p text:style-name="P1"><text:tab/></text:p>
          <text:p text:style-name="P1"><text:tab/>N</text:p>
        </draw:connector>
        <draw:custom-shape draw:style-name="gr15" draw:text-style-name="P6" xml:id="id27" draw:id="id27" draw:layer="layout" svg:width="3.7cm" svg:height="2.9cm" svg:x="19.1cm" svg:y="17.9cm">
          <text:p text:style-name="P1">Mess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7" draw:layer="layout" draw:type="lines" svg:x1="20.95cm" svg:y1="17.9cm" svg:x2="25.9cm" svg:y2="16.1cm" draw:start-shape="id27" draw:start-glue-point="4" draw:end-shape="id7" draw:end-glue-point="6" svg:d="M20950 17900v-501l4449-1299h501" svg:viewBox="0 0 4951 1801">
          <text:p text:style-name="P1"/>
          <text:p text:style-name="P1">Sender</text:p>
        </draw:connector>
        <draw:custom-shape draw:style-name="gr4" draw:text-style-name="P8" xml:id="id28" draw:id="id28" draw:layer="layout" svg:width="2.5cm" svg:height="1cm" svg:x="15.3cm" svg:y="17cm">
          <text:p text:style-name="P8"><text:span text:style-name="T4">Text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19.1cm" svg:y1="19.35cm" svg:x2="17.8cm" svg:y2="17.5cm" draw:end-shape="id28" draw:end-glue-point="1" svg:d="M19100 19350l-1300-1850" svg:viewBox="0 0 1301 1851">
          <text:p/>
        </draw:connector>
        <draw:connector draw:style-name="gr14" draw:text-style-name="P7" draw:layer="layout" draw:type="lines" svg:x1="22.8cm" svg:y1="19.35cm" svg:x2="26.251cm" svg:y2="16.737cm" draw:start-shape="id27" draw:start-glue-point="7" draw:end-shape="id7" draw:end-glue-point="7" svg:d="M22800 19350h502l2949-1850v-763" svg:viewBox="0 0 3452 2614">
          <text:p text:style-name="P1"/>
          <text:p text:style-name="P1"/>
          <text:p text:style-name="P1"/>
          <text:p text:style-name="P1"/>
          <text:p text:style-name="P1"/>
          <text:p text:style-name="P1">Receiver</text:p>
        </draw:connector>
        <draw:custom-shape draw:style-name="gr4" draw:text-style-name="P8" xml:id="id29" draw:id="id29" draw:layer="layout" svg:width="2.5cm" svg:height="1cm" svg:x="15.3cm" svg:y="19.5cm">
          <text:p text:style-name="P8"><text:span text:style-name="T4">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0" draw:id="id30" draw:layer="layout" svg:width="2.5cm" svg:height="1cm" svg:x="20.9cm" svg:y="22.1cm">
          <text:p text:style-name="P8"><text:span text:style-name="T4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line" svg:x1="19.1cm" svg:y1="19.35cm" svg:x2="17.8cm" svg:y2="20cm" draw:end-shape="id29" draw:end-glue-point="1" svg:d="M19100 19350l-1300 650" svg:viewBox="0 0 1301 651">
          <text:p/>
        </draw:connector>
        <draw:connector draw:style-name="gr13" draw:text-style-name="P7" draw:layer="layout" draw:type="line" svg:x1="20.95cm" svg:y1="20.8cm" svg:x2="22.15cm" svg:y2="22.1cm" draw:start-shape="id27" draw:start-glue-point="6" draw:end-shape="id30" draw:end-glue-point="0" svg:d="M20950 20800l1200 1300" svg:viewBox="0 0 1201 1301">
          <text:p/>
        </draw:connector>
        <draw:custom-shape draw:style-name="gr4" draw:text-style-name="P8" xml:id="id32" draw:id="id32" draw:layer="layout" svg:width="2.5cm" svg:height="1cm" svg:x="14.8cm" svg:y="10.8cm">
          <text:p text:style-name="P8"><text:span text:style-name="T4">S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line" svg:x1="19.4cm" svg:y1="13.4cm" svg:x2="16.05cm" svg:y2="11.8cm" draw:start-shape="id31" draw:start-glue-point="4" draw:end-shape="id32" draw:end-glue-point="2" svg:d="M19400 13400l-3350-1600" svg:viewBox="0 0 3351 1601">
          <text:p/>
        </draw:connector>
        <draw:custom-shape draw:style-name="gr12" draw:text-style-name="P8" xml:id="id33" draw:id="id33" draw:layer="layout" svg:width="3cm" svg:height="1cm" svg:x="20.6cm" svg:y="11cm">
          <text:p text:style-name="P8"><text:span text:style-name="T4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line" svg:x1="19.4cm" svg:y1="13.4cm" svg:x2="22.1cm" svg:y2="12cm" draw:start-shape="id31" draw:start-glue-point="4" draw:end-shape="id33" draw:end-glue-point="2" svg:d="M19400 13400l2700-1400" svg:viewBox="0 0 2701 1401">
          <text:p/>
        </draw:connector>
        <draw:custom-shape draw:style-name="gr11" draw:text-style-name="P6" xml:id="id31" draw:id="id31" draw:layer="layout" svg:width="2.6cm" svg:height="2.9cm" svg:x="18.1cm" svg:y="13.4cm">
          <text:p text:style-name="P1">ra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xml:id="id34" draw:id="id34" draw:layer="layout" svg:width="3.1cm" svg:height="1cm" svg:x="15.3cm" svg:y="8.8cm">
          <text:p text:style-name="P3"><text:span text:style-name="T3">Revi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35" draw:id="id35" draw:layer="layout" svg:width="2.4cm" svg:height="1cm" svg:x="19.5cm" svg:y="8.9cm">
          <text:p text:style-name="P3"><text:span text:style-name="T3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type="line" svg:x1="19.4cm" svg:y1="13.4cm" svg:x2="16.85cm" svg:y2="9.8cm" draw:start-shape="id31" draw:start-glue-point="4" draw:end-shape="id34" draw:end-glue-point="2" svg:d="M19400 13400l-2550-3600" svg:viewBox="0 0 2551 3601">
          <text:p/>
        </draw:connector>
        <draw:connector draw:style-name="gr13" draw:text-style-name="P9" draw:layer="layout" draw:type="line" svg:x1="19.4cm" svg:y1="13.4cm" svg:x2="20.7cm" svg:y2="9.9cm" draw:start-shape="id31" draw:start-glue-point="4" draw:end-shape="id35" draw:end-glue-point="2" svg:d="M19400 13400l1300-3500" svg:viewBox="0 0 1301 3501">
          <text:p/>
        </draw:connector>
        <draw:connector draw:style-name="gr14" draw:text-style-name="P9" draw:layer="layout" draw:type="lines" svg:x1="20.7cm" svg:y1="14.85cm" svg:x2="25.9cm" svg:y2="16.1cm" draw:start-shape="id31" draw:start-glue-point="7" draw:end-shape="id7" draw:end-glue-point="6" svg:d="M20700 14850h502l4197 1250h501" svg:viewBox="0 0 5201 1251">
          <text:p text:style-name="P10"/>
          <text:p text:style-name="P10"><text:span text:style-name="T5">1</text:span></text:p>
        </draw:connector>
        <draw:connector draw:style-name="gr14" draw:text-style-name="P12" draw:layer="layout" draw:type="lines" svg:x1="12.7cm" svg:y1="16cm" svg:x2="18.1cm" svg:y2="14.85cm" draw:start-shape="id1" draw:start-glue-point="10" draw:end-shape="id31" draw:end-glue-point="5" svg:d="M12700 16000h501l4398-1150h501" svg:viewBox="0 0 5401 1151">
          <text:p text:style-name="P11"><text:span text:style-name="T5"/></text:p>
          <text:p text:style-name="P11"><text:span text:style-name="T5"/></text:p>
          <text:p text:style-name="P11"><text:span text:style-name="T5">N</text:span></text:p>
        </draw:connector>
        <draw:custom-shape draw:style-name="gr18" draw:text-style-name="P1" xml:id="id36" draw:id="id36" draw:layer="layout" svg:width="1.7cm" svg:height="1cm" svg:x="3.8cm" svg:y="17cm">
          <text:p text:style-name="P1">Tag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10.3cm" svg:y1="16cm" svg:x2="5.5cm" svg:y2="17.5cm" draw:start-shape="id1" draw:start-glue-point="6" draw:end-shape="id36" draw:end-glue-point="1" svg:d="M10300 16000l-4800 1500" svg:viewBox="0 0 4801 1501">
          <text:p/>
        </draw:connector>
        <draw:custom-shape draw:style-name="gr18" draw:text-style-name="P1" xml:id="id37" draw:id="id37" draw:layer="layout" svg:width="1.7cm" svg:height="1cm" svg:x="17.2cm" svg:y="31.8cm">
          <text:p text:style-name="P1">Tag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18.65cm" svg:y1="28.4cm" svg:x2="18.05cm" svg:y2="31.8cm" draw:start-shape="id17" draw:start-glue-point="8" draw:end-shape="id37" draw:end-glue-point="0" svg:d="M18650 28400l-600 3400" svg:viewBox="0 0 601 3401">
          <text:p/>
        </draw:connector>
        <draw:custom-shape draw:style-name="gr19" draw:text-style-name="P8" xml:id="id38" draw:id="id38" draw:layer="layout" svg:width="3.7cm" svg:height="1.1cm" svg:x="16.7cm" svg:y="21.9cm">
          <text:p text:style-name="P8"><text:span text:style-name="T4">MessageI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20.95cm" svg:y1="20.8cm" svg:x2="18.55cm" svg:y2="21.9cm" draw:start-shape="id27" draw:start-glue-point="6" draw:end-shape="id38" draw:end-glue-point="0" svg:d="M20950 20800l-2400 1100" svg:viewBox="0 0 240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20:57:44.295000000</meta:creation-date>
    <dc:date>2019-01-30T22:27:44.636000000</dc:date>
    <meta:editing-duration>PT34M40S</meta:editing-duration>
    <meta:editing-cycles>8</meta:editing-cycles>
    <meta:generator>LibreOffice/6.1.2.1$Windows_X86_64 LibreOffice_project/65905a128db06ba48db947242809d14d3f9a93fe</meta:generator>
    <meta:document-statistic meta:object-count="77"/>
  </office:meta>
</office:document-meta>
</file>